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" style:family="paragraph" style:parent-style-name="Standard">
      <style:text-properties fo:language="en" fo:country="GB" officeooo:rsid="103c421a" officeooo:paragraph-rsid="103c421a"/>
    </style:style>
    <style:style style:name="P10" style:family="paragraph" style:parent-style-name="Standard">
      <style:text-properties fo:language="en" fo:country="GB" officeooo:rsid="103cd3c9" officeooo:paragraph-rsid="103cd3c9"/>
    </style:style>
    <style:style style:name="P11" style:family="paragraph" style:parent-style-name="Standard">
      <style:text-properties fo:language="en" fo:country="GB" officeooo:rsid="103d9705" officeooo:paragraph-rsid="103d9705"/>
    </style:style>
    <style:style style:name="P12" style:family="paragraph" style:parent-style-name="Standard">
      <style:text-properties fo:language="en" fo:country="GB" officeooo:paragraph-rsid="0fc8b815"/>
    </style:style>
    <style:style style:name="P13" style:family="paragraph" style:parent-style-name="Standard">
      <style:text-properties fo:language="en" fo:country="GB" officeooo:paragraph-rsid="10414f85"/>
    </style:style>
    <style:style style:name="P14" style:family="paragraph" style:parent-style-name="Standard">
      <style:text-properties fo:language="en" fo:country="GB" officeooo:rsid="10460ef1" officeooo:paragraph-rsid="10460ef1"/>
    </style:style>
    <style:style style:name="P15" style:family="paragraph" style:parent-style-name="Footer">
      <style:text-properties style:font-name="Liberation Sans" fo:language="en" fo:country="GB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7" style:family="paragraph" style:parent-style-name="Footnote">
      <style:text-properties style:font-name="Liberation Sans" fo:language="en" fo:country="GB" officeooo:paragraph-rsid="10657a97"/>
    </style:style>
    <style:style style:name="P1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27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6" style:family="paragraph" style:parent-style-name="Footnote">
      <style:text-properties style:font-name="Liberation Sans" officeooo:paragraph-rsid="10cbf2b1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52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9da00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Standard">
      <style:text-properties officeooo:rsid="0dde9a1c" officeooo:paragraph-rsid="0dde9a1c"/>
    </style:style>
    <style:style style:name="P58" style:family="paragraph" style:parent-style-name="Standard">
      <style:text-properties officeooo:rsid="0dde9a1c" officeooo:paragraph-rsid="0f4adb30"/>
    </style:style>
    <style:style style:name="P59" style:family="paragraph" style:parent-style-name="Standard">
      <style:text-properties officeooo:rsid="0dde9a1c" officeooo:paragraph-rsid="0fdb91b2"/>
    </style:style>
    <style:style style:name="P60" style:family="paragraph" style:parent-style-name="Standard">
      <style:text-properties officeooo:rsid="0dde9a1c" officeooo:paragraph-rsid="0fdc0816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2" style:family="paragraph" style:parent-style-name="Standard">
      <style:text-properties officeooo:paragraph-rsid="0fc8b815"/>
    </style:style>
    <style:style style:name="P63" style:family="paragraph" style:parent-style-name="Standard">
      <style:text-properties officeooo:paragraph-rsid="0fce858d"/>
    </style:style>
    <style:style style:name="P64" style:family="paragraph" style:parent-style-name="Standard">
      <style:text-properties officeooo:paragraph-rsid="0fd0b68a"/>
    </style:style>
    <style:style style:name="P65" style:family="paragraph" style:parent-style-name="Standard">
      <style:text-properties officeooo:paragraph-rsid="0fd655f2"/>
    </style:style>
    <style:style style:name="P66" style:family="paragraph" style:parent-style-name="Standard">
      <style:paragraph-properties fo:text-align="center" style:justify-single-word="false"/>
      <style:text-properties officeooo:paragraph-rsid="0cc50ec9"/>
    </style:style>
    <style:style style:name="P67" style:family="paragraph" style:parent-style-name="Standard">
      <style:paragraph-properties fo:text-align="center" style:justify-single-word="false"/>
      <style:text-properties officeooo:paragraph-rsid="0c8b5238"/>
    </style:style>
    <style:style style:name="P68" style:family="paragraph" style:parent-style-name="Standard">
      <style:paragraph-properties fo:text-align="center" style:justify-single-word="false"/>
      <style:text-properties officeooo:paragraph-rsid="0d1ec96e"/>
    </style:style>
    <style:style style:name="P69" style:family="paragraph" style:parent-style-name="Standard">
      <style:paragraph-properties fo:text-align="center" style:justify-single-word="false"/>
      <style:text-properties officeooo:paragraph-rsid="0cc5fe5b"/>
    </style:style>
    <style:style style:name="P70" style:family="paragraph" style:parent-style-name="Standard">
      <style:paragraph-properties fo:text-align="center" style:justify-single-word="false"/>
      <style:text-properties officeooo:paragraph-rsid="0e38fc62"/>
    </style:style>
    <style:style style:name="P71" style:family="paragraph" style:parent-style-name="Standard">
      <style:paragraph-properties fo:text-align="center" style:justify-single-word="false"/>
      <style:text-properties officeooo:paragraph-rsid="103a8b8d"/>
    </style:style>
    <style:style style:name="P72" style:family="paragraph" style:parent-style-name="Standard">
      <style:paragraph-properties fo:text-align="center" style:justify-single-word="false"/>
      <style:text-properties officeooo:paragraph-rsid="10460ef1"/>
    </style:style>
    <style:style style:name="P73" style:family="paragraph" style:parent-style-name="Standard">
      <style:paragraph-properties fo:text-align="center" style:justify-single-word="false"/>
      <style:text-properties officeooo:paragraph-rsid="10d3b7a8"/>
    </style:style>
    <style:style style:name="P74" style:family="paragraph" style:parent-style-name="Standard">
      <style:text-properties officeooo:paragraph-rsid="103a8b8d"/>
    </style:style>
    <style:style style:name="P75" style:family="paragraph" style:parent-style-name="Standard">
      <style:text-properties officeooo:paragraph-rsid="10414f85"/>
    </style:style>
    <style:style style:name="P76" style:family="paragraph" style:parent-style-name="Standard">
      <style:text-properties officeooo:rsid="104324ed" officeooo:paragraph-rsid="104324ed"/>
    </style:style>
    <style:style style:name="P77" style:family="paragraph" style:parent-style-name="Standard">
      <style:text-properties officeooo:rsid="104ba919" officeooo:paragraph-rsid="104bbe03"/>
    </style:style>
    <style:style style:name="P78" style:family="paragraph" style:parent-style-name="Standard">
      <style:text-properties officeooo:paragraph-rsid="104bbe03"/>
    </style:style>
    <style:style style:name="P79" style:family="paragraph" style:parent-style-name="Standard">
      <style:text-properties officeooo:rsid="104d5027" officeooo:paragraph-rsid="104d5027"/>
    </style:style>
    <style:style style:name="P80" style:family="paragraph" style:parent-style-name="Standard">
      <style:text-properties officeooo:paragraph-rsid="105ee122"/>
    </style:style>
    <style:style style:name="P81" style:family="paragraph" style:parent-style-name="Standard">
      <style:text-properties officeooo:paragraph-rsid="106fd28d"/>
    </style:style>
    <style:style style:name="P82" style:family="paragraph" style:parent-style-name="Standard">
      <style:text-properties officeooo:paragraph-rsid="107a7646"/>
    </style:style>
    <style:style style:name="P83" style:family="paragraph" style:parent-style-name="Standard">
      <style:text-properties officeooo:paragraph-rsid="1087d72e"/>
    </style:style>
    <style:style style:name="P84" style:family="paragraph" style:parent-style-name="Footnote">
      <style:text-properties officeooo:paragraph-rsid="1094fa2b"/>
    </style:style>
    <style:style style:name="P85" style:family="paragraph" style:parent-style-name="Footnote">
      <style:text-properties officeooo:paragraph-rsid="10a1361c" fo:background-color="transparent"/>
    </style:style>
    <style:style style:name="P86" style:family="paragraph" style:parent-style-name="Standard">
      <style:text-properties officeooo:paragraph-rsid="10a2818a"/>
    </style:style>
    <style:style style:name="P87" style:family="paragraph" style:parent-style-name="Standard">
      <style:text-properties officeooo:paragraph-rsid="0b0ddd8e"/>
    </style:style>
    <style:style style:name="P88" style:family="paragraph" style:parent-style-name="Standard">
      <style:text-properties officeooo:paragraph-rsid="0bad8f69"/>
    </style:style>
    <style:style style:name="P89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0" style:family="paragraph" style:parent-style-name="Standard" style:list-style-name="L1">
      <style:paragraph-properties fo:break-before="page"/>
      <style:text-properties officeooo:paragraph-rsid="0fd655f2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9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9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10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2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8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9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0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style:font-name="Liberation Sans1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49" style:family="text">
      <style:text-properties fo:color="#000000" loext:opacity="100%" style:font-name="Liberation Sans1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0" style:family="text">
      <style:text-properties fo:color="#000000" loext:opacity="100%" style:font-name="Liberation Sans1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5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57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5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0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8" style:family="text">
      <style:text-properties fo:font-size="10pt" style:font-size-asian="10pt" style:font-size-complex="10pt"/>
    </style:style>
    <style:style style:name="T19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2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5" style:family="text">
      <style:text-properties fo:language="en" fo:country="GB"/>
    </style:style>
    <style:style style:name="T20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7" style:family="text">
      <style:text-properties fo:language="en" fo:country="GB" officeooo:rsid="0f28d107"/>
    </style:style>
    <style:style style:name="T208" style:family="text">
      <style:text-properties fo:language="en" fo:country="GB" officeooo:rsid="10a5d07d"/>
    </style:style>
    <style:style style:name="T209" style:family="text">
      <style:text-properties fo:language="en" fo:country="GB" fo:font-weight="bold" style:font-weight-asian="bold" style:font-weight-complex="bold"/>
    </style:style>
    <style:style style:name="T210" style:family="text">
      <style:text-properties fo:language="en" fo:country="GB" fo:font-weight="bold" officeooo:rsid="104d5027" style:font-weight-asian="bold" style:font-weight-complex="bold"/>
    </style:style>
    <style:style style:name="T211" style:family="text">
      <style:text-properties officeooo:rsid="103c421a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officeooo:rsid="1061b5b8"/>
    </style:style>
    <style:style style:name="T214" style:family="text">
      <style:text-properties officeooo:rsid="1069ed98"/>
    </style:style>
    <style:style style:name="T215" style:family="text">
      <style:text-properties officeooo:rsid="106d22f6"/>
    </style:style>
    <style:style style:name="T21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9"><text:span text:style-name="Strong_20_Emphasis"><text:span text:style-name="T119">Checklist for installing</text:span></text:span><text:span text:style-name="T143"> </text:span><text:span text:style-name="T143"><text:user-field-get text:name="Distro">Debian</text:user-field-get></text:span><text:span text:style-name="T144"><text:s/></text:span><text:span text:style-name="T144"><text:user-field-get text:name="Version">12</text:user-field-get></text:span><text:span text:style-name="T145"><text:note text:id="ftn1" text:note-class="footnote"><text:note-citation>1</text:note-citation><text:note-body><text:p text:style-name="P36"><text:span text:style-name="T224">This </text:span><text:span text:style-name="Strong_20_Emphasis"><text:span text:style-name="T230"><text:user-field-get text:name="Distro">Debian</text:user-field-get></text:span></text:span><text:span text:style-name="T225"><text:s/></text:span><text:span text:style-name="T229"><text:user-field-get text:name="Version">12</text:user-field-get></text:span><text:span text:style-name="T229"><text:s/></text:span><text:span text:style-name="Strong_20_Emphasis"><text:span text:style-name="T231"><text:user-field-get text:name="Edition">Server</text:user-field-get></text:span></text:span><text:span text:style-name="T224"><text:s/>(codename </text:span><text:span text:style-name="T226">bookworm</text:span><text:span text:style-name="T224">) from </text:span><text:span text:style-name="T227">June</text:span><text:span text:style-name="T224"> </text:span><text:span text:style-name="Strong_20_Emphasis"><text:span text:style-name="T232"><text:user-field-get text:name="Releaseyear">2023</text:user-field-get></text:span></text:span><text:span text:style-name="T224"><text:s/>is a so-called LTS version (stands for Long-Term Support) and is supported for 5 years until </text:span><text:span text:style-name="T228">June</text:span><text:span text:style-name="T224"> </text:span><text:span text:style-name="T140">202</text:span><text:span text:style-name="T142">8</text:span><text:span text:style-name="T141">.</text:span></text:p></text:note-body></text:note></text:span><text:span text:style-name="T146"><text:s/></text:span><text:span text:style-name="T146"><text:user-field-get text:name="Edition">Server</text:user-field-get></text:span><text:span text:style-name="T147">.</text:span></text:p>
      <text:p text:style-name="P46"><text:span text:style-name="Strong_20_Emphasis"><text:span text:style-name="T76"/></text:span></text:p>
      <text:p text:style-name="P46"><text:span text:style-name="Strong_20_Emphasis"><text:span text:style-name="T202">This is a fillable PDF, no printing required.</text:span></text:span></text:p>
      <text:p text:style-name="P49"><text:span text:style-name="Strong_20_Emphasis"><text:span text:style-name="T110"/></text:span></text:p>
      <text:p text:style-name="P47"><text:span text:style-name="T17">Fill in the </text:span><text:span text:style-name="Strong_20_Emphasis"><text:span text:style-name="T204"><text:s/></text:span></text:span><text:span text:style-name="Strong_20_Emphasis"><text:span text:style-name="T203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1"><text:span text:style-name="Definition"><text:span text:style-name="T206">user</text:span></text:span><text:span text:style-name="T159"><text:tab/><text:tab/></text:span><text:span text:style-name="T158"> <text:tab/><text:tab/><text:tab/> </text:span><text:span text:style-name="T160"><draw:control text:anchor-type="as-char" svg:y="-0.4cm" draw:z-index="11" draw:name="Gebruiker 1" draw:style-name="gr2" draw:text-style-name="P95" svg:width="6.4cm" svg:height="0.6cm" draw:control="control10"><svg:title>Gebruiker</svg:title><svg:desc>Volledige naam, bijv. Jan Stek</svg:desc></draw:control></text:span><text:span text:style-name="T160"><text:s text:c="2"/></text:span><text:span text:style-name="T161">[</text:span><text:span text:style-name="T163">F</text:span><text:span text:style-name="T164">ull </text:span><text:span text:style-name="T153">na</text:span><text:span text:style-name="T154">me,</text:span><text:span text:style-name="T153"> </text:span><text:span text:style-name="T154">e.g.</text:span><text:span text:style-name="T153"> </text:span><text:span text:style-name="T155">J</text:span><text:span text:style-name="T170">oh</text:span><text:span text:style-name="T155">n </text:span><text:span text:style-name="T157">Doe</text:span><text:span text:style-name="T169">]</text:span></text:p>
      <text:p text:style-name="P86"><text:span text:style-name="Definition"><text:span text:style-name="T152">USER</text:span></text:span><text:span text:style-name="Definition"><text:span text:style-name="T205">na</text:span></text:span><text:span text:style-name="Definition"><text:span text:style-name="T207">me</text:span></text:span><text:span text:style-name="T151"><text:tab/><text:tab/><text:tab/> </text:span><text:span text:style-name="T151"><draw:control text:anchor-type="as-char" svg:y="-0.4cm" draw:z-index="12" draw:name="Gberuikersnaam 2" draw:style-name="gr2" draw:text-style-name="P95" svg:width="6.4cm" svg:height="0.6cm" draw:control="control11"><svg:title>Gebruikersnaam</svg:title><svg:desc>Korte naam, bijv. jan</svg:desc></draw:control></text:span><text:span text:style-name="T151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20">j</text:span><text:span text:style-name="T122">oh</text:span><text:span text:style-name="T120">n</text:span><text:span text:style-name="T121">]</text:span></text:p>
      <text:p text:style-name="P51"><text:span text:style-name="Definition"><text:span text:style-name="T208">serv</text:span></text:span><text:span text:style-name="Definition"><text:span text:style-name="T205">ERNA</text:span></text:span><text:span text:style-name="Definition"><text:span text:style-name="T207">me</text:span></text:span><text:span text:style-name="T171"><text:tab/><text:tab/> </text:span><text:span text:style-name="T205"><draw:control text:anchor-type="as-char" svg:y="-0.4cm" draw:z-index="13" draw:name="Computernaam 1" draw:style-name="gr2" draw:text-style-name="P95" svg:width="6.4cm" svg:height="0.6cm" draw:control="control12"><svg:title>Computernaam</svg:title><svg:desc>Unieke naam van de computer</svg:desc></draw:control></text:span><text:span text:style-name="T205"><text:s text:c="2"/></text:span><text:span text:style-name="T174">[</text:span><text:span text:style-name="T178">N</text:span><text:span text:style-name="T172">a</text:span><text:span text:style-name="T175">me of the</text:span><text:span text:style-name="T172"> </text:span><text:span text:style-name="T179">server</text:span><text:span text:style-name="T173">, </text:span><text:span text:style-name="T175">e.g.</text:span><text:span text:style-name="T176"> </text:span><text:span text:style-name="T179">sv</text:span><text:span text:style-name="T177">02</text:span><text:span text:style-name="T174">]</text:span></text:p>
      <text:p text:style-name="P51"><text:span text:style-name="Definition"><text:span text:style-name="T181">USER</text:span></text:span><text:span text:style-name="T180"><text:tab/><text:tab/></text:span><text:span text:style-name="T158"> <text:tab/><text:tab/><text:tab/> </text:span><text:span text:style-name="T160"><draw:control text:anchor-type="as-char" svg:y="-0.4cm" draw:z-index="14" draw:name="Gebruiker 2" draw:style-name="gr2" draw:text-style-name="P95" svg:width="6.4cm" svg:height="0.6cm" draw:control="control13"><svg:title>Gebruiker</svg:title><svg:desc>Volledige naam, bijv. Jan Stek</svg:desc></draw:control></text:span><text:span text:style-name="T160"><text:s text:c="2"/></text:span><text:span text:style-name="T161">[</text:span><text:span text:style-name="T163">F</text:span><text:span text:style-name="T162">ull </text:span><text:span text:style-name="T165">na</text:span><text:span text:style-name="T166">me</text:span><text:span text:style-name="T165"> possibly </text:span><text:span text:style-name="T167">2</text:span><text:span text:style-name="T194">nd</text:span><text:span text:style-name="T167"> </text:span><text:span text:style-name="T168">user</text:span><text:span text:style-name="T156">]</text:span></text:p>
      <text:p text:style-name="P86"><text:span text:style-name="Definition"><text:span text:style-name="T181">USERN</text:span></text:span><text:span text:style-name="Definition"><text:span text:style-name="T182">a</text:span></text:span><text:span text:style-name="Definition"><text:span text:style-name="T183">me</text:span></text:span><text:span text:style-name="Definition"><text:span text:style-name="T188"><text:tab/><text:tab/><text:tab/> </text:span></text:span><text:span text:style-name="T151"><draw:control text:anchor-type="as-char" svg:y="-0.4cm" draw:z-index="15" draw:name="Gberuikersnaam 1" draw:style-name="gr2" draw:text-style-name="P95" svg:width="6.4cm" svg:height="0.6cm" draw:control="control14"><svg:title>Gebruikersnaam</svg:title><svg:desc>Korte naam, bijv. jan</svg:desc></draw:control></text:span><text:span text:style-name="T151"><text:s text:c="2"/></text:span><text:span text:style-name="T185">[</text:span><text:span text:style-name="T187">U</text:span><text:span text:style-name="T186">ser</text:span><text:span text:style-name="T184"> </text:span><text:span text:style-name="T191">na</text:span><text:span text:style-name="T192">me</text:span><text:span text:style-name="T191"> possibly </text:span><text:span text:style-name="T193">2</text:span><text:span text:style-name="T195">nd</text:span><text:span text:style-name="T193"> </text:span><text:span text:style-name="T190">user</text:span><text:span text:style-name="T189">]</text:span></text:p>
      <text:p text:style-name="P51"><text:span text:style-name="T123">Replace the </text:span><text:span text:style-name="T131">underlined</text:span><text:span text:style-name="T123"> words in this checklist with those in the </text:span><text:span text:style-name="Strong_20_Emphasis"><text:span text:style-name="T36">te</text:span></text:span><text:span text:style-name="Strong_20_Emphasis"><text:span text:style-name="T45">x</text:span></text:span><text:span text:style-name="Strong_20_Emphasis"><text:span text:style-name="T36">t </text:span></text:span><text:span text:style-name="Strong_20_Emphasis"><text:span text:style-name="T45">box</text:span></text:span><text:span text:style-name="T123">.</text:span></text:p>
      <text:p text:style-name="P16"/>
      <text:p text:style-name="P16"/>
      <text:p text:style-name="P52"><text:span text:style-name="T133">Not yet on Linux?</text:span><text:span text:style-name="T124"><text:tab/></text:span><text:span text:style-name="Strong_20_Emphasis"><text:span text:style-name="T48"><draw:control text:anchor-type="as-char" draw:z-index="16" draw:name="Vorm 3" draw:style-name="gr1" draw:text-style-name="P94" svg:width="0.35cm" svg:height="0.35cm" draw:control="control15"/></text:span></text:span><text:span text:style-name="T129"><text:tab/></text:span><text:span text:style-name="T130">Use</text:span><text:span text:style-name="T125"> </text:span><text:span text:style-name="Strong_20_Emphasis"><text:span text:style-name="T135">Checklist </text:span></text:span><text:span text:style-name="Strong_20_Emphasis"><text:span text:style-name="T136">transfer</text:span></text:span><text:span text:style-name="T125"> o</text:span><text:span text:style-name="T126">n</text:span><text:span text:style-name="T125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27"> </text:span><text:span text:style-name="T126">u</text:span><text:span text:style-name="T127">nder </text:span><text:span text:style-name="T134">Linux</text:span><text:span text:style-name="T128">.</text:span></text:p>
      <text:p text:style-name="P53"><text:span text:style-name="T62">New installation?</text:span><text:span text:style-name="T32"><text:tab/><text:tab/></text:span><text:span text:style-name="Strong_20_Emphasis"><text:span text:style-name="T48"><draw:control text:anchor-type="as-char" draw:z-index="17" draw:name="Vorm 4" draw:style-name="gr1" draw:text-style-name="P94" svg:width="0.35cm" svg:height="0.35cm" draw:control="control16"/></text:span></text:span><text:span text:style-name="T53"><text:tab/>Start at chapter </text:span><text:span text:style-name="T67"><text:bookmark-ref text:reference-format="page" text:ref-name="__RefNumPara__4009_12717081281">2</text:bookmark-ref></text:span><text:span text:style-name="T67"><text:s text:c="2"/></text:span><text:span text:style-name="T67"><text:bookmark-ref text:reference-format="text" text:ref-name="__RefNumPara__4009_12717081281">Perform installation</text:bookmark-ref></text:span><text:span text:style-name="T33">.</text:span></text:p>
      <text:p text:style-name="P48"/>
      <text:p text:style-name="P50"><text:span text:style-name="Strong_20_Emphasis"><text:span text:style-name="T30"/></text:span></text:p>
      <text:list text:style-name="L1">
        <text:list-item>
          <text:p text:style-name="P91"><text:bookmark-start text:name="__RefNumPara__4083_1271708128"/>Prepar<text:span text:style-name="T213">e</text:span> installatio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6"><text:span text:style-name="Strong_20_Emphasis"><text:span text:style-name="T48"><draw:control text:anchor-type="as-char" draw:z-index="2" draw:name="Vorm3" draw:style-name="gr1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48"><draw:control text:anchor-type="as-char" draw:z-index="8" draw:name="Vorm 5" draw:style-name="gr1" draw:text-style-name="P94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6"><text:span text:style-name="Strong_20_Emphasis"><text:span text:style-name="T34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40"><text:span text:style-name="User_20_Entry"><text:span text:style-name="T82">Login any additional </text:span></text:span><text:span text:style-name="Definition"><text:span text:style-name="T197">USER</text:span></text:span><text:span text:style-name="User_20_Entry"><text:span text:style-name="T83">s</text:span></text:span><text:span text:style-name="User_20_Entry"><text:span text:style-name="T92"> </text:span></text:span><text:span text:style-name="User_20_Entry"><text:span text:style-name="T82">and follow the same steps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7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18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3"><text:span text:style-name="Strong_20_Emphasis"><text:span text:style-name="T48"><draw:control text:anchor-type="as-char" draw:z-index="18" draw:name="Vorm 6" draw:style-name="gr1" draw:text-style-name="P94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37"/></text:span></text:p>
          </table:table-cell>
          <table:table-cell table:style-name="_31_._5f_Installatie_5f_voorbereiden.D3" office:value-type="string">
            <text:p text:style-name="P80"><text:span text:style-name="User_20_Entry"><text:span text:style-name="T99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4" office:value-type="string">
            <text:p text:style-name="P57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19"/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73"><text:span text:style-name="Strong_20_Emphasis"><text:span text:style-name="T27"><draw:control text:anchor-type="as-char" draw:z-index="19" draw:name="Vorm4" draw:style-name="gr1" draw:text-style-name="P94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27"><draw:control text:anchor-type="as-char" draw:z-index="20" draw:name="Vorm 8" draw:style-name="gr1" draw:text-style-name="P94" svg:width="0.35cm" svg:height="0.35cm" draw:control="control19"/></text:span></text:span></text:p>
          </table:table-cell>
          <table:table-cell table:style-name="_31_._5f_Installatie_5f_voorbereiden.D6" office:value-type="string">
            <text:p text:style-name="P80"><text:span text:style-name="Strong_20_Emphasis"><text:span text:style-name="T3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6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37"/></text:span></text:p>
          </table:table-cell>
          <table:table-cell table:style-name="_31_._5f_Installatie_5f_voorbereiden.D7" office:value-type="string">
            <text:p text:style-name="P81"><text:span text:style-name="Strong_20_Emphasis"><text:span text:style-name="T43">Sele</text:span></text:span><text:span text:style-name="Strong_20_Emphasis"><text:span text:style-name="T47">ct</text:span></text:span><text:span text:style-name="Strong_20_Emphasis"><text:span text:style-name="T43"> </text:span></text:span><text:span text:style-name="Strong_20_Emphasis"><text:span text:style-name="T59">1 <text:s/>Prepar</text:span></text:span><text:span text:style-name="Strong_20_Emphasis"><text:span text:style-name="T60">e</text:span></text:span><text:span text:style-name="Strong_20_Emphasis"><text:span text:style-name="T59"> installation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D8" office:value-type="string">
            <text:p text:style-name="P59"><text:span text:style-name="Strong_20_Emphasis"><text:span text:style-name="T42">Follow the instructions on the screen.</text:span></text:span></text:p>
          </table:table-cell>
        </table:table-row>
      </table:table>
      <text:p text:style-name="P45"><text:span text:style-name="Strong_20_Emphasis"><text:span text:style-name="T2"/></text:span></text:p>
      <text:list text:continue-numbering="true" text:style-name="L1">
        <text:list-item>
          <text:p text:style-name="P90"><text:bookmark-start text:name="__RefNumPara__4009_12717081281"/><text:span text:style-name="Strong_20_Emphasis"><text:span text:style-name="T132">Perform installation</text:span></text:span><text:bookmark-end text:name="__RefNumPara__4009_12717081281"/></text:p>
        </text:list-item>
      </text:list>
      <text:p text:style-name="P65"><text:span text:style-name="Strong_20_Emphasis"><text:span text:style-name="T132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6"><text:span text:style-name="Strong_20_Emphasis"><text:span text:style-name="T48"><draw:control text:anchor-type="as-char" draw:z-index="3" draw:name="Vorm9" draw:style-name="gr1" draw:text-style-name="P94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3"><text:span text:style-name="T137">Boot the computer from</text:span><text:span text:style-name="T138"><text:note text:id="ftn3" text:note-class="footnote"><text:note-citation>1</text:note-citation><text:note-body><text:p text:style-name="P85"><text:span text:style-name="T93">Boot menu/Setup via one of the </text:span><text:span text:style-name="T96">f</text:span><text:span text:style-name="T93">requently used keys:</text:span><text:span text:style-name="Definition"><text:span text:style-name="T94"> </text:span></text:span><text:span text:style-name="User_20_Entry"><text:span text:style-name="T109">Esc</text:span></text:span><text:span text:style-name="User_20_Entry"><text:span text:style-name="T97">,</text:span></text:span><text:span text:style-name="Definition"><text:span text:style-name="T94"> </text:span></text:span><text:span text:style-name="User_20_Entry"><text:span text:style-name="T109">Delete</text:span></text:span><text:span text:style-name="User_20_Entry"><text:span text:style-name="T98">,</text:span></text:span><text:span text:style-name="Definition"><text:span text:style-name="T94"> </text:span></text:span><text:span text:style-name="User_20_Entry"><text:span text:style-name="T109">F1</text:span></text:span><text:span text:style-name="User_20_Entry"><text:span text:style-name="T98">,</text:span></text:span><text:span text:style-name="Definition"><text:span text:style-name="T94"> </text:span></text:span><text:span text:style-name="User_20_Entry"><text:span text:style-name="T109">F2</text:span></text:span><text:span text:style-name="User_20_Entry"><text:span text:style-name="T98">,</text:span></text:span><text:span text:style-name="Definition"><text:span text:style-name="T94"> </text:span></text:span><text:span text:style-name="User_20_Entry"><text:span text:style-name="T109">F9</text:span></text:span><text:span text:style-name="User_20_Entry"><text:span text:style-name="T98">,</text:span></text:span><text:span text:style-name="Definition"><text:span text:style-name="T94"> </text:span></text:span><text:span text:style-name="User_20_Entry"><text:span text:style-name="T109">F10</text:span></text:span><text:span text:style-name="User_20_Entry"><text:span text:style-name="T98">,</text:span></text:span><text:span text:style-name="Definition"><text:span text:style-name="T94"> </text:span></text:span><text:span text:style-name="User_20_Entry"><text:span text:style-name="T109">F11</text:span></text:span><text:span text:style-name="User_20_Entry"><text:span text:style-name="T98">,</text:span></text:span><text:span text:style-name="Definition"><text:span text:style-name="T94"> o</text:span></text:span><text:span text:style-name="Definition"><text:span text:style-name="T95">R</text:span></text:span><text:span text:style-name="Definition"><text:span text:style-name="T94"> </text:span></text:span><text:span text:style-name="User_20_Entry"><text:span text:style-name="T109">F12</text:span></text:span><text:span text:style-name="User_20_Entry"><text:span text:style-name="T98">.</text:span></text:span></text:p></text:note-body></text:note></text:span><text:span text:style-name="T137"> an </text:span><text:span text:style-name="T111"><text:user-field-get text:name="Distro">Debian</text:user-field-get></text:span><text:span text:style-name="T112"><text:s/></text:span><text:span text:style-name="T112"><text:user-field-get text:name="Version">12</text:user-field-get></text:span><text:span text:style-name="Strong_20_Emphasis"><text:span text:style-name="T113"><text:s/></text:span></text:span><text:span text:style-name="Strong_20_Emphasis"><text:span text:style-name="T115"><text:user-field-get text:name="Edition">Server</text:user-field-get></text:span></text:span><text:span text:style-name="Strong_20_Emphasis"><text:span text:style-name="T115"><text:s/></text:span></text:span><text:span text:style-name="Strong_20_Emphasis"><text:span text:style-name="T117">Live</text:span></text:span><text:span text:style-name="Strong_20_Emphasis"><text:span text:style-name="T75"><text:note text:id="ftn4" text:note-class="footnote"><text:note-citation>2</text:note-citation><text:note-body><text:p text:style-name="P17"><text:span text:style-name="T198">From a Live USB stick you can boot and work with </text:span><text:span text:style-name="Strong_20_Emphasis"><text:span text:style-name="T139"><text:user-field-get text:name="Distro">Debian</text:user-field-get></text:span></text:span><text:span text:style-name="Strong_20_Emphasis"><text:span text:style-name="T139"><text:s/></text:span></text:span><text:span text:style-name="T198">without modifying any files on the hard drive and also allows installation of </text:span><text:span text:style-name="Strong_20_Emphasis"><text:span text:style-name="T139"><text:user-field-get text:name="Distro">Debian</text:user-field-get></text:span></text:span><text:span text:style-name="Strong_20_Emphasis"><text:span text:style-name="T139">.</text:span></text:span></text:p></text:note-body></text:note></text:span></text:span><text:span text:style-name="T72"> USB stick</text:span><text:span text:style-name="T73"><text:note text:id="ftn5" text:note-class="footnote"><text:note-citation>3</text:note-citation><text:note-body><text:p text:style-name="P84"><text:span text:style-name="Strong_20_Emphasis"><text:span text:style-name="T79">Create a bootable USB stick:<text:line-break/>Download a CD image file (.iso) from</text:span></text:span><text:span text:style-name="Strong_20_Emphasis"><text:span text:style-name="T78"> </text:span></text:span><text:a xlink:type="simple" xlink:href="https://www.debian.org/" text:style-name="Internet_20_link" text:visited-style-name="Visited_20_Internet_20_Link"><text:span text:style-name="Strong_20_Emphasis"><text:span text:style-name="T199">debian.org</text:span></text:span></text:a><text:span text:style-name="Strong_20_Emphasis"><text:span text:style-name="T78">, </text:span></text:span><text:span text:style-name="Strong_20_Emphasis"><text:span text:style-name="T80">click consecutively </text:span></text:span><text:span text:style-name="Strong_20_Emphasis"><text:span text:style-name="T89">Other downloads</text:span></text:span><text:span text:style-name="Strong_20_Emphasis"><text:span text:style-name="T80"> <text:line-break/>(under Download) &gt; </text:span></text:span><text:span text:style-name="Strong_20_Emphasis"><text:span text:style-name="T89">Other live ISO</text:span></text:span><text:span text:style-name="Strong_20_Emphasis"><text:span text:style-name="T80"> (under try </text:span></text:span><text:span text:style-name="Strong_20_Emphasis"><text:span text:style-name="T80"><text:user-field-get text:name="Distro">Debian</text:user-field-get></text:span></text:span><text:span text:style-name="Strong_20_Emphasis"><text:span text:style-name="T80"><text:s/>live before installing) &gt; <text:line-break/></text:span></text:span><text:span text:style-name="Strong_20_Emphasis"><text:span text:style-name="T84">debian-live-</text:span></text:span><text:span text:style-name="Strong_20_Emphasis"><text:span text:style-name="T84"><text:user-field-get text:name="Version">12</text:user-field-get></text:span></text:span><text:span text:style-name="Strong_20_Emphasis"><text:span text:style-name="T84">.</text:span></text:span><text:span text:style-name="Strong_20_Emphasis"><text:span text:style-name="T85">.</text:span></text:span><text:span text:style-name="Strong_20_Emphasis"><text:span text:style-name="T84">.</text:span></text:span><text:span text:style-name="Strong_20_Emphasis"><text:span text:style-name="T86">-</text:span></text:span><text:span text:style-name="Strong_20_Emphasis"><text:span text:style-name="T84">amd64-</text:span></text:span><text:span text:style-name="Strong_20_Emphasis"><text:span text:style-name="T88">standard</text:span></text:span><text:span text:style-name="Strong_20_Emphasis"><text:span text:style-name="T87">.iso</text:span></text:span><text:span text:style-name="Strong_20_Emphasis"><text:span text:style-name="T77">.</text:span></text:span><text:span text:style-name="Strong_20_Emphasis"><text:span text:style-name="T79"><text:line-break/></text:span></text:span><text:span text:style-name="Strong_20_Emphasis"><text:span text:style-name="T81">The next steps are described in </text:span></text:span><text:span text:style-name="Strong_20_Emphasis"><text:span text:style-name="T90">Linux informati</text:span></text:span><text:span text:style-name="Strong_20_Emphasis"><text:span text:style-name="T91">on</text:span></text:span><text:span text:style-name="Strong_20_Emphasis"><text:span text:style-name="T81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00">karelzimmer.nl/en</text:span></text:span></text:a><text:span text:style-name="Strong_20_Emphasis"><text:span text:style-name="T81">, under </text:span></text:span><text:span text:style-name="Strong_20_Emphasis"><text:span text:style-name="T90">Linux</text:span></text:span><text:span text:style-name="Strong_20_Emphasis"><text:span text:style-name="T81">.</text:span></text:span></text:p></text:note-body></text:note></text:span><text:span text:style-name="T74">.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2" office:value-type="string">
            <text:p text:style-name="P24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8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3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4" office:value-type="string">
            <text:p text:style-name="P26"><text:span text:style-name="Strong_20_Emphasis"><text:span text:style-name="T106">Follow the instructions on the </text:span></text:span><text:span text:style-name="Strong_20_Emphasis"><text:span text:style-name="T107">installation</text:span></text:span><text:span text:style-name="Strong_20_Emphasis"><text:span text:style-name="T108"> screens</text:span></text:span><text:span text:style-name="Strong_20_Emphasis"><text:span text:style-name="T106">.</text:span>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5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><draw:control text:anchor-type="as-char" draw:z-index="4" draw:name="Vorm13" draw:style-name="gr1" draw:text-style-name="P94" svg:width="0.35cm" svg:height="0.35cm" draw:control="control3"/></text:p>
          </table:table-cell>
          <table:table-cell table:style-name="_32_._5f_Installatie_5f_uitvoeren.C6" office:value-type="string">
            <text:p text:style-name="P62"><text:span text:style-name="Strong_20_Emphasis"><text:span text:style-name="T51">At</text:span></text:span><text:span text:style-name="Strong_20_Emphasis"><text:span text:style-name="T50"> </text:span></text:span><text:span text:style-name="Strong_20_Emphasis"><text:span text:style-name="T64">Select your location</text:span></text:span><text:span text:style-name="Strong_20_Emphasis"><text:span text:style-name="T58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9">Click on <text:span text:style-name="T212">other</text:span>.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0">Click on <text:span text:style-name="T212">Europe</text:span><text:span text:style-name="T211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1">Click on <text:span text:style-name="T212">Netherlands</text:span><text:span text:style-name="T211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71"><text:span text:style-name="Strong_20_Emphasis"><text:span text:style-name="T48"><draw:control text:anchor-type="as-char" draw:z-index="9" draw:name="Vorm 1" draw:style-name="gr1" draw:text-style-name="P94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74"><text:span text:style-name="Strong_20_Emphasis"><text:span text:style-name="T52">At</text:span></text:span><text:span text:style-name="Strong_20_Emphasis"><text:span text:style-name="T50"> </text:span></text:span><text:span text:style-name="Strong_20_Emphasis"><text:span text:style-name="T65">Configure the network</text:span></text:span><text:span text:style-name="Strong_20_Emphasis"><text:span text:style-name="T58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5"><text:span text:style-name="Strong_20_Emphasis"><text:span text:style-name="T57">E</text:span></text:span><text:span text:style-name="Strong_20_Emphasis"><text:span text:style-name="T49">nter </text:span></text:span><text:span text:style-name="Strong_20_Emphasis"><text:span text:style-name="T71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72"><text:span text:style-name="Strong_20_Emphasis"><text:span text:style-name="T48"><draw:control text:anchor-type="as-char" draw:z-index="10" draw:name="Vorm 2" draw:style-name="gr1" draw:text-style-name="P94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4"><text:span text:style-name="T215">At</text:span><text:span text:style-name="T214"> </text:span><text:span text:style-name="T212">Set up users and passwords</text:span><text:span text:style-name="T214">: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6"><text:span text:style-name="T205">Don</text:span><text:span text:style-name="T148">'t set </text:span><text:span text:style-name="T150">Root</text:span><text:span text:style-name="T148"> pass</text:span><text:span text:style-name="T149">w</text:span><text:span text:style-name="T148">ord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8"><text:span text:style-name="Strong_20_Emphasis"><text:span text:style-name="T57">E</text:span></text:span><text:span text:style-name="Strong_20_Emphasis"><text:span text:style-name="T49">nter </text:span></text:span><text:span text:style-name="Strong_20_Emphasis"><text:span text:style-name="T66">Full name of the new user</text:span></text:span><text:span text:style-name="Strong_20_Emphasis"><text:span text:style-name="T63"> </text:span></text:span><text:span text:style-name="Definition"><text:span text:style-name="T12">USER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7"><text:span text:style-name="T205">Enter </text:span><text:span text:style-name="T209">User </text:span><text:span text:style-name="T210">n</text:span><text:span text:style-name="T209">ame for you</text:span><text:span text:style-name="T210">r</text:span><text:span text:style-name="T209"> account</text:span><text:span text:style-name="Strong_20_Emphasis"><text:span text:style-name="T55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9"><text:span text:style-name="T205">E</text:span><text:span text:style-name="Strong_20_Emphasis"><text:span text:style-name="T56">nter a </text:span></text:span><text:span text:style-name="Strong_20_Emphasis"><text:span text:style-name="T68">password</text:span></text:span><text:span text:style-name="Strong_20_Emphasis"><text:span text:style-name="T56"> twice.</text:span></text:span></text:p>
          </table:table-cell>
        </table:table-row>
      </table:table>
      <text:p text:style-name="P87"><text:span text:style-name="Strong_20_Emphasis"><text:span text:style-name="T54"/></text:span></text:p>
      <text:p text:style-name="P87"><text:span text:style-name="Strong_20_Emphasis"><text:span text:style-name="T54"/></text:span></text:p>
      <text:p text:style-name="P87"/>
      <text:list text:continue-numbering="true" text:style-name="L1">
        <text:list-item>
          <text:p text:style-name="P93"><text:bookmark-start text:name="__RefNumPara__12966_2272496019"/><text:span text:style-name="Strong_20_Emphasis"><text:span text:style-name="T70">Finish installation</text:span></text:span><text:bookmark-end text:name="__RefNumPara__12966_2272496019"/></text:p>
        </text:list-item>
      </text:list>
      <text:p text:style-name="P39"><text:span text:style-name="Strong_20_Emphasis"><text:span text:style-name="T2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9"><text:span text:style-name="Strong_20_Emphasis"><text:span text:style-name="T48"><draw:control text:anchor-type="as-char" draw:z-index="5" draw:name="Vorm22" draw:style-name="gr1" draw:text-style-name="P9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3"><text:span text:style-name="Strong_20_Emphasis"><text:span text:style-name="T29">Log in as </text:span></text:span><text:span text:style-name="Definition"><text:span text:style-name="T11">USER</text:span></text:span><text:span text:style-name="Strong_20_Emphasis"><text:span text:style-name="T29">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4"/>
          </table:table-cell>
          <table:table-cell table:style-name="_33_._5f_Installatie_5f_afronden.A1" office:value-type="string">
            <text:p text:style-name="P73"><text:span text:style-name="Strong_20_Emphasis"><text:span text:style-name="T48"><draw:control text:anchor-type="as-char" draw:z-index="21" draw:name="Vorm 7" draw:style-name="gr1" draw:text-style-name="P94" svg:width="0.35cm" svg:height="0.35cm" draw:control="control20"/></text:span></text:span></text:p>
          </table:table-cell>
          <table:table-cell table:style-name="_33_._5f_Installatie_5f_afronden.C3" office:value-type="string">
            <text:p text:style-name="P80"><text:span text:style-name="User_20_Entry"><text:span text:style-name="T99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58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5" office:value-type="string">
            <text:p text:style-name="P21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73"><text:span text:style-name="Strong_20_Emphasis"><text:span text:style-name="T27"><draw:control text:anchor-type="as-char" draw:z-index="22" draw:name="Vorm 9" draw:style-name="gr1" draw:text-style-name="P94" svg:width="0.35cm" svg:height="0.35cm" draw:control="control21"/></text:span></text:span></text:p>
          </table:table-cell>
          <table:table-cell table:style-name="_33_._5f_Installatie_5f_afronden.C6" office:value-type="string">
            <text:p text:style-name="P80"><text:span text:style-name="Strong_20_Emphasis"><text:span text:style-name="T3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9"><text:span text:style-name="Strong_20_Emphasis"><text:span text:style-name="T37"/></text:span></text:p>
          </table:table-cell>
          <table:table-cell table:style-name="_33_._5f_Installatie_5f_afronden.C7" office:value-type="string">
            <text:p text:style-name="P81"><text:span text:style-name="Strong_20_Emphasis"><text:span text:style-name="T43">Sele</text:span></text:span><text:span text:style-name="Strong_20_Emphasis"><text:span text:style-name="T47">ct</text:span></text:span><text:span text:style-name="Strong_20_Emphasis"><text:span text:style-name="T44"> </text:span></text:span><text:span text:style-name="Strong_20_Emphasis"><text:span text:style-name="T69">3</text:span></text:span><text:span text:style-name="Strong_20_Emphasis"><text:span text:style-name="T101"> <text:s/></text:span></text:span><text:span text:style-name="Strong_20_Emphasis"><text:span text:style-name="T102">Finish installatio</text:span></text:span><text:span text:style-name="Strong_20_Emphasis"><text:span text:style-name="T103">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8" office:value-type="string">
            <text:p text:style-name="P60"><text:span text:style-name="Strong_20_Emphasis"><text:span text:style-name="T42">Follow the instructions on the screen.</text:span></text:span></text:p>
          </table:table-cell>
        </table:table-row>
      </table:table>
      <text:p text:style-name="P39"><text:span text:style-name="Strong_20_Emphasis"><text:span text:style-name="T29"><text:tab/></text:span></text:span></text:p>
      <text:p text:style-name="P88"/>
      <text:list text:continue-numbering="true" text:style-name="L1">
        <text:list-item>
          <text:p text:style-name="P92"><text:span text:style-name="Strong_20_Emphasis"><text:span text:style-name="T15">P</text:span></text:span><text:span text:style-name="Strong_20_Emphasis"><text:span text:style-name="T201">rovision user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"/>
          </table:table-cell>
          <table:table-cell table:style-name="Tabel2.A1" office:value-type="string">
            <text:p text:style-name="P70"><text:span text:style-name="Strong_20_Emphasis"><text:span text:style-name="T48"><draw:control text:anchor-type="as-char" draw:z-index="6" draw:name="Vorm36_0" draw:style-name="gr1" draw:text-style-name="P94" svg:width="0.35cm" svg:height="0.35cm" draw:control="control5"/></text:span></text:span></text:p>
          </table:table-cell>
          <table:table-cell table:style-name="Tabel2.A1" office:value-type="string">
            <text:p text:style-name="P70"><text:span text:style-name="Strong_20_Emphasis"><text:span text:style-name="T48"><draw:control text:anchor-type="as-char" draw:z-index="7" draw:name="Vorm36_ 1" draw:style-name="gr1" draw:text-style-name="P94" svg:width="0.35cm" svg:height="0.35cm" draw:control="control6"/></text:span></text:span></text:p>
          </table:table-cell>
          <table:table-cell table:style-name="Tabel2.D1" office:value-type="string">
            <text:p text:style-name="P37"><text:span text:style-name="Strong_20_Emphasis"><text:span text:style-name="T31">Log in as</text:span></text:span><text:span text:style-name="Strong_20_Emphasis"><text:span text:style-name="T29"> </text:span></text:span><text:span text:style-name="Definition"><text:span text:style-name="T11">USER</text:span></text:span><text:span text:style-name="Strong_20_Emphasis"><text:span text:style-name="T38"><text:note text:id="ftn6" text:note-class="footnote"><text:note-citation>1</text:note-citation><text:note-body><text:p text:style-name="P41"><text:span text:style-name="User_20_Entry"><text:span text:style-name="T104">Login any additional </text:span></text:span><text:span text:style-name="Definition"><text:span text:style-name="T196">USER</text:span></text:span><text:span text:style-name="User_20_Entry"><text:span text:style-name="T105">s </text:span></text:span><text:span text:style-name="User_20_Entry"><text:span text:style-name="T104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73"><text:span text:style-name="Strong_20_Emphasis"><text:span text:style-name="T27"><draw:control text:anchor-type="as-char" draw:z-index="23" draw:name="Vorm 10" draw:style-name="gr1" draw:text-style-name="P94" svg:width="0.35cm" svg:height="0.35cm" draw:control="control22"/></text:span></text:span></text:p>
          </table:table-cell>
          <table:table-cell table:style-name="Tabel2.A1" office:value-type="string">
            <text:p text:style-name="P73"><text:span text:style-name="Strong_20_Emphasis"><text:span text:style-name="T27"><draw:control text:anchor-type="as-char" draw:z-index="24" draw:name="Vorm 11" draw:style-name="gr1" draw:text-style-name="P94" svg:width="0.35cm" svg:height="0.35cm" draw:control="control23"/></text:span></text:span></text:p>
          </table:table-cell>
          <table:table-cell table:style-name="Tabel2.D3" office:value-type="string">
            <text:p text:style-name="P80"><text:span text:style-name="Strong_20_Emphasis"><text:span text:style-name="T39">Type 'kz menu', followed by the</text:span></text:span><text:span text:style-name="Strong_20_Emphasis"><text:span text:style-name="T41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4" office:value-type="string">
            <text:p text:style-name="P38"><text:span text:style-name="Strong_20_Emphasis"><text:span text:style-name="T43">Sele</text:span></text:span><text:span text:style-name="Strong_20_Emphasis"><text:span text:style-name="T47">ct</text:span></text:span><text:span text:style-name="Strong_20_Emphasis"><text:span text:style-name="T44"> </text:span></text:span><text:span text:style-name="Strong_20_Emphasis"><text:span text:style-name="T69">4 <text:s/></text:span></text:span><text:span text:style-name="Strong_20_Emphasis"><text:span text:style-name="T61">Provision user</text:span></text:span><text:span text:style-name="Strong_20_Emphasis"><text:span text:style-name="T69"> </text:span></text:span><text:span text:style-name="Strong_20_Emphasis"><text:span text:style-name="T39">followed by the</text:span></text:span><text:span text:style-name="Strong_20_Emphasis"><text:span text:style-name="T41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61"><text:span text:style-name="Strong_20_Emphasis"><text:span text:style-name="T42">Follow the instructions on the screen.</text:span></text:span></text:p>
          </table:table-cell>
        </table:table-row>
      </table:table>
      <text:p text:style-name="P23"/>
      <text:p text:style-name="P25"/>
      <text:p text:style-name="P64"><text:span text:style-name="T116">End of checklist,</text:span><text:span text:style-name="T114"> </text:span><text:span text:style-name="T114"><text:user-field-get text:name="Distro">Debian</text:user-field-get></text:span><text:span text:style-name="T112"><text:s/></text:span><text:span text:style-name="T112"><text:user-field-get text:name="Version">12</text:user-field-get></text:span><text:span text:style-name="Strong_20_Emphasis"><text:span text:style-name="T118"><text:s/></text:span></text:span><text:span text:style-name="Strong_20_Emphasis"><text:span text:style-name="T115"><text:user-field-get text:name="Edition">Server</text:user-field-get></text:span></text:span><text:span text:style-name="Strong_20_Emphasis"><text:span text:style-name="T115"><text:s/></text:span></text:span><text:span text:style-name="Strong_20_Emphasis"><text:span text:style-name="T116">installation is complete.</text:span></text:span></text:p>
      <text:p text:style-name="P44"/>
      <text:p text:style-name="P54"><text:span text:style-name="Emphasis"><text:span text:style-name="T216">Written</text:span></text:span><text:span text:style-name="Emphasis"><text:span text:style-name="T217"> </text:span></text:span><text:span text:style-name="Emphasis"><text:span text:style-name="T216">by</text:span></text:span><text:span text:style-name="Emphasis"><text:span text:style-name="T217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23">Karel Zimmer</text:span></text:span></text:a><text:span text:style-name="Emphasis"><text:span text:style-name="T218">.</text:span></text:span></text:p>
      <text:p text:style-name="P55"><text:span text:style-name="Emphasis"><text:span text:style-name="T220">C</text:span></text:span><text:span text:style-name="Emphasis"><text:span text:style-name="T221">C0</text:span></text:span><text:span text:style-name="Emphasis"><text:span text:style-name="T218"> 1.0 </text:span></text:span><text:span text:style-name="Emphasis"><text:span text:style-name="T219">Universal</text:span></text:span><text:span text:style-name="Emphasis"><text:span text:style-name="T222"> </text:span></text:span><text:span text:style-name="Emphasis"><text:span text:style-name="T22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2"><text:s/></text:span></text:span><text:span text:style-name="Emphasis"><text:span text:style-name="T22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2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5-19T19:15:07.664707303">19/05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9T19:15:07.541753375</dc:date>
    <meta:keyword>Installatie</meta:keyword>
    <meta:keyword>Checklist</meta:keyword>
    <meta:keyword>Linux</meta:keyword>
    <meta:editing-cycles>7012</meta:editing-cycles>
    <meta:editing-duration>P12DT9H42M7S</meta:editing-duration>
    <meta:print-date>2021-03-23T20:07:57.967210640</meta:print-date>
    <dc:creator>Karel Zimmer</dc:creator>
    <meta:document-statistic meta:table-count="4" meta:image-count="2" meta:object-count="0" meta:page-count="4" meta:paragraph-count="75" meta:word-count="413" meta:character-count="2583" meta:non-whitespace-character-count="2184"/>
    <meta:user-defined meta:name="Info 1"/>
    <meta:user-defined meta:name="Info 2"/>
    <meta:user-defined meta:name="Info 3"/>
    <meta:user-defined meta:name="Info 4"/>
  </office:meta>
</office:document-meta>
</file>